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72.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horomatic-result" table:style-name="ta1">
        <table:shapes>
          <draw:frame draw:z-index="0" draw:style-name="gr1" draw:text-style-name="P1" svg:width="220.57mm" svg:height="101.73mm" svg:x="0.28mm" svg:y="94.29mm">
            <loext:p draw:notify-on-update-of-ranges="'phoromatic-result'.A13:'phoromatic-result'.A13 'phoromatic-result'.C13:'phoromatic-result'.AA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9.56mm" svg:height="101mm" svg:x="231.41mm" svg:y="92.37mm">
            <loext:p draw:notify-on-update-of-ranges="'phoromatic-result'.A14:'phoromatic-result'.A14 'phoromatic-result'.C14:'phoromatic-result'.AA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CKER_CPU_TEST1 - 2017-04-13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7d55ce05e9b1: 2017-04-13</text:p>
          </table:table-cell>
          <table:table-cell office:value-type="string" calcext:value-type="string">
            <text:p>314e74962aec: 2017-04-13</text:p>
          </table:table-cell>
          <table:table-cell office:value-type="string" calcext:value-type="string">
            <text:p>f5fdc35141f9: 2017-04-13</text:p>
          </table:table-cell>
          <table:table-cell office:value-type="string" calcext:value-type="string">
            <text:p>ad7e270e4197: 2017-04-13</text:p>
          </table:table-cell>
          <table:table-cell office:value-type="string" calcext:value-type="string">
            <text:p>0fa461813f89: 2017-04-13</text:p>
          </table:table-cell>
          <table:table-cell office:value-type="string" calcext:value-type="string">
            <text:p>6f26278ea07b: 2017-04-13</text:p>
          </table:table-cell>
          <table:table-cell office:value-type="string" calcext:value-type="string">
            <text:p>7fe03ee3e70a: 2017-04-13</text:p>
          </table:table-cell>
          <table:table-cell office:value-type="string" calcext:value-type="string">
            <text:p>d4d9fa6392b1: 2017-04-13</text:p>
          </table:table-cell>
          <table:table-cell office:value-type="string" calcext:value-type="string">
            <text:p>3bdadb59c8c3: 2017-04-13</text:p>
          </table:table-cell>
          <table:table-cell office:value-type="string" calcext:value-type="string">
            <text:p>941543a66dff: 2017-04-13</text:p>
          </table:table-cell>
          <table:table-cell office:value-type="string" calcext:value-type="string">
            <text:p>a44398b1777e: 2017-04-13</text:p>
          </table:table-cell>
          <table:table-cell office:value-type="string" calcext:value-type="string">
            <text:p>ec3442d5a0d8: 2017-04-13</text:p>
          </table:table-cell>
          <table:table-cell office:value-type="string" calcext:value-type="string">
            <text:p>3b98a0374c9b: 2017-04-13</text:p>
          </table:table-cell>
          <table:table-cell office:value-type="string" calcext:value-type="string">
            <text:p>7d13c373c1b2: 2017-04-13</text:p>
          </table:table-cell>
          <table:table-cell office:value-type="string" calcext:value-type="string">
            <text:p>4544939d5a2c: 2017-04-13</text:p>
          </table:table-cell>
          <table:table-cell office:value-type="string" calcext:value-type="string">
            <text:p>a34cef5d79ca: 2017-04-13</text:p>
          </table:table-cell>
          <table:table-cell office:value-type="string" calcext:value-type="string">
            <text:p>d31b56969f78: 2017-04-13</text:p>
          </table:table-cell>
          <table:table-cell office:value-type="string" calcext:value-type="string">
            <text:p>0f0cf11c5d4e: 2017-04-13</text:p>
          </table:table-cell>
          <table:table-cell office:value-type="string" calcext:value-type="string">
            <text:p>12b01026ea1c: 2017-04-13</text:p>
          </table:table-cell>
          <table:table-cell office:value-type="string" calcext:value-type="string">
            <text:p>bde3832f4764: 2017-04-13</text:p>
          </table:table-cell>
          <table:table-cell office:value-type="string" calcext:value-type="string">
            <text:p>d26bce03c5e4: 2017-04-13</text:p>
          </table:table-cell>
          <table:table-cell office:value-type="string" calcext:value-type="string">
            <text:p>ae3bafd196ba: 2017-04-13</text:p>
          </table:table-cell>
          <table:table-cell office:value-type="string" calcext:value-type="string">
            <text:p>84ade1fa26a3: 2017-04-13</text:p>
          </table:table-cell>
          <table:table-cell office:value-type="string" calcext:value-type="string">
            <text:p>164975aaa066: 2017-04-13</text:p>
          </table:table-cell>
          <table:table-cell office:value-type="string" calcext:value-type="string">
            <text:p>fc47e28df989: 2017-04-13</text:p>
          </table:table-cell>
          <table:table-cell/>
        </table:table-row>
        <table:table-row table:style-name="ro1">
          <table:table-cell office:value-type="string" calcext:value-type="string">
            <text:p>Processor</text:p>
          </table:table-cell>
          <table:table-cell table:number-columns-repeated="25" office:value-type="string" calcext:value-type="string">
            <text:p>2 x Intel Xeon L5630 @ 2.13GHz (16 Cores)</text:p>
          </table:table-cell>
          <table:table-cell/>
        </table:table-row>
        <table:table-row table:style-name="ro1">
          <table:table-cell office:value-type="string" calcext:value-type="string">
            <text:p>Motherboard</text:p>
          </table:table-cell>
          <table:table-cell table:number-columns-repeated="25" office:value-type="string" calcext:value-type="string">
            <text:p>Dell 0MD99X</text:p>
          </table:table-cell>
          <table:table-cell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25" office:value-type="string" calcext:value-type="string">
            <text:p>242688MB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5" office:value-type="string" calcext:value-type="string">
            <text:p>4 x 1000GB Western Digital WD1003FBYX-0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5" office:value-type="string" calcext:value-type="string">
            <text:p>Debian GNU/Linux 8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table:number-columns-repeated="25" office:value-type="string" calcext:value-type="string">
            <text:p>3.16.0-4-amd64 (x86_64)</text:p>
          </table:table-cell>
          <table:table-cell/>
        </table:table-row>
        <table:table-row table:style-name="ro1">
          <table:table-cell office:value-type="string" calcext:value-type="string">
            <text:p>File-System</text:p>
          </table:table-cell>
          <table:table-cell table:number-columns-repeated="25" office:value-type="string" calcext:value-type="string">
            <text:p>aufs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d55ce05e9b1: 2017-04-13</text:p>
          </table:table-cell>
          <table:table-cell office:value-type="string" calcext:value-type="string">
            <text:p>314e74962aec: 2017-04-13</text:p>
          </table:table-cell>
          <table:table-cell office:value-type="string" calcext:value-type="string">
            <text:p>f5fdc35141f9: 2017-04-13</text:p>
          </table:table-cell>
          <table:table-cell office:value-type="string" calcext:value-type="string">
            <text:p>ad7e270e4197: 2017-04-13</text:p>
          </table:table-cell>
          <table:table-cell office:value-type="string" calcext:value-type="string">
            <text:p>0fa461813f89: 2017-04-13</text:p>
          </table:table-cell>
          <table:table-cell office:value-type="string" calcext:value-type="string">
            <text:p>6f26278ea07b: 2017-04-13</text:p>
          </table:table-cell>
          <table:table-cell office:value-type="string" calcext:value-type="string">
            <text:p>7fe03ee3e70a: 2017-04-13</text:p>
          </table:table-cell>
          <table:table-cell office:value-type="string" calcext:value-type="string">
            <text:p>d4d9fa6392b1: 2017-04-13</text:p>
          </table:table-cell>
          <table:table-cell office:value-type="string" calcext:value-type="string">
            <text:p>3bdadb59c8c3: 2017-04-13</text:p>
          </table:table-cell>
          <table:table-cell office:value-type="string" calcext:value-type="string">
            <text:p>941543a66dff: 2017-04-13</text:p>
          </table:table-cell>
          <table:table-cell office:value-type="string" calcext:value-type="string">
            <text:p>a44398b1777e: 2017-04-13</text:p>
          </table:table-cell>
          <table:table-cell office:value-type="string" calcext:value-type="string">
            <text:p>ec3442d5a0d8: 2017-04-13</text:p>
          </table:table-cell>
          <table:table-cell office:value-type="string" calcext:value-type="string">
            <text:p>3b98a0374c9b: 2017-04-13</text:p>
          </table:table-cell>
          <table:table-cell office:value-type="string" calcext:value-type="string">
            <text:p>7d13c373c1b2: 2017-04-13</text:p>
          </table:table-cell>
          <table:table-cell office:value-type="string" calcext:value-type="string">
            <text:p>4544939d5a2c: 2017-04-13</text:p>
          </table:table-cell>
          <table:table-cell office:value-type="string" calcext:value-type="string">
            <text:p>a34cef5d79ca: 2017-04-13</text:p>
          </table:table-cell>
          <table:table-cell office:value-type="string" calcext:value-type="string">
            <text:p>d31b56969f78: 2017-04-13</text:p>
          </table:table-cell>
          <table:table-cell office:value-type="string" calcext:value-type="string">
            <text:p>0f0cf11c5d4e: 2017-04-13</text:p>
          </table:table-cell>
          <table:table-cell office:value-type="string" calcext:value-type="string">
            <text:p>12b01026ea1c: 2017-04-13</text:p>
          </table:table-cell>
          <table:table-cell office:value-type="string" calcext:value-type="string">
            <text:p>bde3832f4764: 2017-04-13</text:p>
          </table:table-cell>
          <table:table-cell office:value-type="string" calcext:value-type="string">
            <text:p>d26bce03c5e4: 2017-04-13</text:p>
          </table:table-cell>
          <table:table-cell office:value-type="string" calcext:value-type="string">
            <text:p>ae3bafd196ba: 2017-04-13</text:p>
          </table:table-cell>
          <table:table-cell office:value-type="string" calcext:value-type="string">
            <text:p>84ade1fa26a3: 2017-04-13</text:p>
          </table:table-cell>
          <table:table-cell office:value-type="string" calcext:value-type="string">
            <text:p>164975aaa066: 2017-04-13</text:p>
          </table:table-cell>
          <table:table-cell office:value-type="string" calcext:value-type="string">
            <text:p>fc47e28df989: 2017-04-13</text:p>
          </table:table-cell>
        </table:table-row>
        <table:table-row table:style-name="ro1">
          <table:table-cell office:value-type="string" calcext:value-type="string">
            <text:p>pts/tscp-1.2.1 - </text:p>
          </table:table-cell>
          <table:table-cell office:value-type="string" calcext:value-type="string">
            <text:p>HIB</text:p>
          </table:table-cell>
          <table:table-cell office:value-type="float" office:value="249717" calcext:value-type="float">
            <text:p>249717</text:p>
          </table:table-cell>
          <table:table-cell office:value-type="float" office:value="237295" calcext:value-type="float">
            <text:p>237295</text:p>
          </table:table-cell>
          <table:table-cell office:value-type="float" office:value="237411" calcext:value-type="float">
            <text:p>237411</text:p>
          </table:table-cell>
          <table:table-cell office:value-type="float" office:value="231290" calcext:value-type="float">
            <text:p>231290</text:p>
          </table:table-cell>
          <table:table-cell office:value-type="float" office:value="227093" calcext:value-type="float">
            <text:p>227093</text:p>
          </table:table-cell>
          <table:table-cell office:value-type="float" office:value="229014" calcext:value-type="float">
            <text:p>229014</text:p>
          </table:table-cell>
          <table:table-cell office:value-type="float" office:value="222428" calcext:value-type="float">
            <text:p>222428</text:p>
          </table:table-cell>
          <table:table-cell office:value-type="float" office:value="228357" calcext:value-type="float">
            <text:p>228357</text:p>
          </table:table-cell>
          <table:table-cell office:value-type="float" office:value="413834" calcext:value-type="float">
            <text:p>413834</text:p>
          </table:table-cell>
          <table:table-cell office:value-type="float" office:value="244422" calcext:value-type="float">
            <text:p>244422</text:p>
          </table:table-cell>
          <table:table-cell office:value-type="float" office:value="248440" calcext:value-type="float">
            <text:p>248440</text:p>
          </table:table-cell>
          <table:table-cell office:value-type="float" office:value="239893" calcext:value-type="float">
            <text:p>239893</text:p>
          </table:table-cell>
          <table:table-cell office:value-type="float" office:value="240894" calcext:value-type="float">
            <text:p>240894</text:p>
          </table:table-cell>
          <table:table-cell office:value-type="float" office:value="243144" calcext:value-type="float">
            <text:p>243144</text:p>
          </table:table-cell>
          <table:table-cell office:value-type="float" office:value="248123" calcext:value-type="float">
            <text:p>248123</text:p>
          </table:table-cell>
          <table:table-cell office:value-type="float" office:value="250212" calcext:value-type="float">
            <text:p>250212</text:p>
          </table:table-cell>
          <table:table-cell office:value-type="float" office:value="237767" calcext:value-type="float">
            <text:p>237767</text:p>
          </table:table-cell>
          <table:table-cell office:value-type="float" office:value="241933" calcext:value-type="float">
            <text:p>241933</text:p>
          </table:table-cell>
          <table:table-cell office:value-type="float" office:value="252940" calcext:value-type="float">
            <text:p>252940</text:p>
          </table:table-cell>
          <table:table-cell office:value-type="float" office:value="232855" calcext:value-type="float">
            <text:p>232855</text:p>
          </table:table-cell>
          <table:table-cell office:value-type="float" office:value="240303" calcext:value-type="float">
            <text:p>240303</text:p>
          </table:table-cell>
          <table:table-cell office:value-type="float" office:value="259393" calcext:value-type="float">
            <text:p>259393</text:p>
          </table:table-cell>
          <table:table-cell office:value-type="float" office:value="252744" calcext:value-type="float">
            <text:p>252744</text:p>
          </table:table-cell>
          <table:table-cell office:value-type="float" office:value="237458" calcext:value-type="float">
            <text:p>237458</text:p>
          </table:table-cell>
          <table:table-cell office:value-type="float" office:value="235653" calcext:value-type="float">
            <text:p>235653</text:p>
          </table:table-cell>
        </table:table-row>
        <table:table-row table:style-name="ro1">
          <table:table-cell office:value-type="string" calcext:value-type="string">
            <text:p>pts/compress-7zip-1.6.2 - </text:p>
          </table:table-cell>
          <table:table-cell office:value-type="string" calcext:value-type="string">
            <text:p>HIB</text:p>
          </table:table-cell>
          <table:table-cell office:value-type="float" office:value="887" calcext:value-type="float">
            <text:p>887</text:p>
          </table:table-cell>
          <table:table-cell office:value-type="float" office:value="892" calcext:value-type="float">
            <text:p>892</text:p>
          </table:table-cell>
          <table:table-cell office:value-type="float" office:value="905" calcext:value-type="float">
            <text:p>905</text:p>
          </table:table-cell>
          <table:table-cell office:value-type="float" office:value="887" calcext:value-type="float">
            <text:p>887</text:p>
          </table:table-cell>
          <table:table-cell office:value-type="float" office:value="892" calcext:value-type="float">
            <text:p>892</text:p>
          </table:table-cell>
          <table:table-cell office:value-type="float" office:value="889" calcext:value-type="float">
            <text:p>889</text:p>
          </table:table-cell>
          <table:table-cell office:value-type="float" office:value="913" calcext:value-type="float">
            <text:p>913</text:p>
          </table:table-cell>
          <table:table-cell office:value-type="float" office:value="894" calcext:value-type="float">
            <text:p>894</text:p>
          </table:table-cell>
          <table:table-cell office:value-type="float" office:value="1760" calcext:value-type="float">
            <text:p>1760</text:p>
          </table:table-cell>
          <table:table-cell office:value-type="float" office:value="898" calcext:value-type="float">
            <text:p>898</text:p>
          </table:table-cell>
          <table:table-cell office:value-type="float" office:value="912" calcext:value-type="float">
            <text:p>912</text:p>
          </table:table-cell>
          <table:table-cell office:value-type="float" office:value="921" calcext:value-type="float">
            <text:p>921</text:p>
          </table:table-cell>
          <table:table-cell office:value-type="float" office:value="893" calcext:value-type="float">
            <text:p>89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894" calcext:value-type="float">
            <text:p>894</text:p>
          </table:table-cell>
          <table:table-cell office:value-type="float" office:value="906" calcext:value-type="float">
            <text:p>906</text:p>
          </table:table-cell>
          <table:table-cell office:value-type="float" office:value="925" calcext:value-type="float">
            <text:p>925</text:p>
          </table:table-cell>
          <table:table-cell office:value-type="float" office:value="891" calcext:value-type="float">
            <text:p>891</text:p>
          </table:table-cell>
          <table:table-cell office:value-type="float" office:value="901" calcext:value-type="float">
            <text:p>901</text:p>
          </table:table-cell>
          <table:table-cell office:value-type="float" office:value="908" calcext:value-type="float">
            <text:p>908</text:p>
          </table:table-cell>
          <table:table-cell office:value-type="float" office:value="916" calcext:value-type="float">
            <text:p>916</text:p>
          </table:table-cell>
          <table:table-cell office:value-type="float" office:value="891" calcext:value-type="float">
            <text:p>891</text:p>
          </table:table-cell>
          <table:table-cell office:value-type="float" office:value="905" calcext:value-type="float">
            <text:p>90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pts/crafty-1.3.1 -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391.64</text:p>
          </table:table-cell>
          <table:table-cell office:value-type="string" calcext:value-type="string">
            <text:p>402.32</text:p>
          </table:table-cell>
          <table:table-cell office:value-type="string" calcext:value-type="string">
            <text:p>406.29</text:p>
          </table:table-cell>
          <table:table-cell office:value-type="string" calcext:value-type="string">
            <text:p>394.59</text:p>
          </table:table-cell>
          <table:table-cell office:value-type="string" calcext:value-type="string">
            <text:p>401.69</text:p>
          </table:table-cell>
          <table:table-cell office:value-type="string" calcext:value-type="string">
            <text:p>397.22</text:p>
          </table:table-cell>
          <table:table-cell office:value-type="string" calcext:value-type="string">
            <text:p>412.32</text:p>
          </table:table-cell>
          <table:table-cell office:value-type="string" calcext:value-type="string">
            <text:p>386.83</text:p>
          </table:table-cell>
          <table:table-cell office:value-type="string" calcext:value-type="string">
            <text:p>423.91</text:p>
          </table:table-cell>
          <table:table-cell office:value-type="string" calcext:value-type="string">
            <text:p>412.00</text:p>
          </table:table-cell>
          <table:table-cell office:value-type="string" calcext:value-type="string">
            <text:p>421.10</text:p>
          </table:table-cell>
          <table:table-cell office:value-type="string" calcext:value-type="string">
            <text:p>410.93</text:p>
          </table:table-cell>
          <table:table-cell office:value-type="string" calcext:value-type="string">
            <text:p>409.47</text:p>
          </table:table-cell>
          <table:table-cell office:value-type="string" calcext:value-type="string">
            <text:p>415.19</text:p>
          </table:table-cell>
          <table:table-cell office:value-type="string" calcext:value-type="string">
            <text:p>416.59</text:p>
          </table:table-cell>
          <table:table-cell office:value-type="string" calcext:value-type="string">
            <text:p>417.34</text:p>
          </table:table-cell>
          <table:table-cell office:value-type="string" calcext:value-type="string">
            <text:p>410.71</text:p>
          </table:table-cell>
          <table:table-cell office:value-type="string" calcext:value-type="string">
            <text:p>410.99</text:p>
          </table:table-cell>
          <table:table-cell office:value-type="string" calcext:value-type="string">
            <text:p>416.54</text:p>
          </table:table-cell>
          <table:table-cell office:value-type="string" calcext:value-type="string">
            <text:p>409.11</text:p>
          </table:table-cell>
          <table:table-cell office:value-type="string" calcext:value-type="string">
            <text:p>418.15</text:p>
          </table:table-cell>
          <table:table-cell office:value-type="string" calcext:value-type="string">
            <text:p>412.92</text:p>
          </table:table-cell>
          <table:table-cell office:value-type="string" calcext:value-type="string">
            <text:p>422.18</text:p>
          </table:table-cell>
          <table:table-cell office:value-type="string" calcext:value-type="string">
            <text:p>413.58</text:p>
          </table:table-cell>
          <table:table-cell office:value-type="string" calcext:value-type="string">
            <text:p>412.24</text:p>
          </table:table-cell>
        </table:table-row>
        <table:table-row table:style-name="ro1">
          <table:table-cell office:value-type="string" calcext:value-type="string">
            <text:p>pts/povray-1.1.3 -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2173.46</text:p>
          </table:table-cell>
          <table:table-cell office:value-type="string" calcext:value-type="string">
            <text:p>2188.09</text:p>
          </table:table-cell>
          <table:table-cell office:value-type="string" calcext:value-type="string">
            <text:p>2205.96</text:p>
          </table:table-cell>
          <table:table-cell office:value-type="string" calcext:value-type="string">
            <text:p>3938.14</text:p>
          </table:table-cell>
          <table:table-cell office:value-type="string" calcext:value-type="string">
            <text:p>4003.81</text:p>
          </table:table-cell>
          <table:table-cell office:value-type="string" calcext:value-type="string">
            <text:p>3964.54</text:p>
          </table:table-cell>
          <table:table-cell office:value-type="string" calcext:value-type="string">
            <text:p>3995.65</text:p>
          </table:table-cell>
          <table:table-cell office:value-type="string" calcext:value-type="string">
            <text:p>3966.87</text:p>
          </table:table-cell>
          <table:table-cell office:value-type="string" calcext:value-type="string">
            <text:p>4065.43</text:p>
          </table:table-cell>
          <table:table-cell office:value-type="string" calcext:value-type="string">
            <text:p>4116.07</text:p>
          </table:table-cell>
          <table:table-cell office:value-type="string" calcext:value-type="string">
            <text:p>4152.06</text:p>
          </table:table-cell>
          <table:table-cell office:value-type="string" calcext:value-type="string">
            <text:p>4024.96</text:p>
          </table:table-cell>
          <table:table-cell office:value-type="string" calcext:value-type="string">
            <text:p>4101.67</text:p>
          </table:table-cell>
          <table:table-cell office:value-type="string" calcext:value-type="string">
            <text:p>4099.88</text:p>
          </table:table-cell>
          <table:table-cell office:value-type="string" calcext:value-type="string">
            <text:p>4077.89</text:p>
          </table:table-cell>
          <table:table-cell office:value-type="string" calcext:value-type="string">
            <text:p>4085.45</text:p>
          </table:table-cell>
          <table:table-cell office:value-type="string" calcext:value-type="string">
            <text:p>4074.80</text:p>
          </table:table-cell>
          <table:table-cell office:value-type="string" calcext:value-type="string">
            <text:p>4105.64</text:p>
          </table:table-cell>
          <table:table-cell office:value-type="string" calcext:value-type="string">
            <text:p>4060.79</text:p>
          </table:table-cell>
          <table:table-cell office:value-type="string" calcext:value-type="string">
            <text:p>4101.83</text:p>
          </table:table-cell>
          <table:table-cell office:value-type="string" calcext:value-type="string">
            <text:p>4061.00</text:p>
          </table:table-cell>
          <table:table-cell office:value-type="string" calcext:value-type="string">
            <text:p>4054.73</text:p>
          </table:table-cell>
          <table:table-cell office:value-type="string" calcext:value-type="string">
            <text:p>4042.30</text:p>
          </table:table-cell>
          <table:table-cell office:value-type="string" calcext:value-type="string">
            <text:p>4117.10</text:p>
          </table:table-cell>
          <table:table-cell office:value-type="string" calcext:value-type="string">
            <text:p>4050.81</text:p>
          </table:table-cell>
        </table:table-row>
      </table:table>
      <table:table table:name="Feuille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3T19:34:17.008372254</dc:date>
    <meta:editing-duration>PT8M38S</meta:editing-duration>
    <meta:editing-cycles>1</meta:editing-cycles>
    <meta:document-statistic meta:table-count="2" meta:cell-count="343" meta:object-count="2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58cm" svg:height="10.174cm" xlink:href=".." xlink:type="simple" chart:class="chart:bar" chart:style-name="ch1">
        <chart:legend chart:legend-position="end" svg:x="18.869cm" svg:y="4.788cm" style:legend-expansion="high" chart:style-name="ch2"/>
        <chart:plot-area chart:style-name="ch3" table:cell-range-address="'phoromatic-result'.A13:'phoromatic-result'.A13 'phoromatic-result'.C13:'phoromatic-result'.AA13" chart:data-source-has-labels="column" svg:x="0.541cm" svg:y="0.203cm" svg:width="16.268cm" svg:height="9.682cm">
          <chartooo:coordinate-region svg:x="1.334cm" svg:y="0.203cm" svg:width="14.919cm" svg:height="9.0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horomatic-result'.C13:'phoromatic-result'.AA13" chart:label-cell-address="'phoromatic-result'.A13:'phoromatic-result'.A13" chart:class="chart:bar">
            <chart:data-point chart:repeated="4"/>
            <chart:data-point chart:style-name="ch8"/>
            <chart:data-point chart:repeated="4"/>
            <chart:data-point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pts/tscp-1.2.1 - </text:p>
                <draw:g>
                  <svg:desc>'phoromatic-result'.A13:'phoromatic-result'.A13</svg:desc>
                </draw:g>
              </table:table-cell>
              <table:table-cell office:value-type="float" office:value="249717">
                <text:p>249717</text:p>
                <draw:g>
                  <svg:desc>'phoromatic-result'.C13:'phoromatic-result'.AA13</svg:desc>
                </draw:g>
              </table:table-cell>
              <table:table-cell office:value-type="float" office:value="237295">
                <text:p>237295</text:p>
              </table:table-cell>
              <table:table-cell office:value-type="float" office:value="237411">
                <text:p>237411</text:p>
              </table:table-cell>
              <table:table-cell office:value-type="float" office:value="231290">
                <text:p>231290</text:p>
              </table:table-cell>
              <table:table-cell office:value-type="float" office:value="227093">
                <text:p>227093</text:p>
              </table:table-cell>
              <table:table-cell office:value-type="float" office:value="229014">
                <text:p>229014</text:p>
              </table:table-cell>
              <table:table-cell office:value-type="float" office:value="222428">
                <text:p>222428</text:p>
              </table:table-cell>
              <table:table-cell office:value-type="float" office:value="228357">
                <text:p>228357</text:p>
              </table:table-cell>
              <table:table-cell office:value-type="float" office:value="413834">
                <text:p>413834</text:p>
              </table:table-cell>
              <table:table-cell office:value-type="float" office:value="244422">
                <text:p>244422</text:p>
              </table:table-cell>
              <table:table-cell office:value-type="float" office:value="248440">
                <text:p>248440</text:p>
              </table:table-cell>
              <table:table-cell office:value-type="float" office:value="239893">
                <text:p>239893</text:p>
              </table:table-cell>
              <table:table-cell office:value-type="float" office:value="240894">
                <text:p>240894</text:p>
              </table:table-cell>
              <table:table-cell office:value-type="float" office:value="243144">
                <text:p>243144</text:p>
              </table:table-cell>
              <table:table-cell office:value-type="float" office:value="248123">
                <text:p>248123</text:p>
              </table:table-cell>
              <table:table-cell office:value-type="float" office:value="250212">
                <text:p>250212</text:p>
              </table:table-cell>
              <table:table-cell office:value-type="float" office:value="237767">
                <text:p>237767</text:p>
              </table:table-cell>
              <table:table-cell office:value-type="float" office:value="241933">
                <text:p>241933</text:p>
              </table:table-cell>
              <table:table-cell office:value-type="float" office:value="252940">
                <text:p>252940</text:p>
              </table:table-cell>
              <table:table-cell office:value-type="float" office:value="232855">
                <text:p>232855</text:p>
              </table:table-cell>
              <table:table-cell office:value-type="float" office:value="240303">
                <text:p>240303</text:p>
              </table:table-cell>
              <table:table-cell office:value-type="float" office:value="259393">
                <text:p>259393</text:p>
              </table:table-cell>
              <table:table-cell office:value-type="float" office:value="252744">
                <text:p>252744</text:p>
              </table:table-cell>
              <table:table-cell office:value-type="float" office:value="237458">
                <text:p>237458</text:p>
              </table:table-cell>
              <table:table-cell office:value-type="float" office:value="235653">
                <text:p>235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57cm" svg:height="10.101cm" xlink:href=".." xlink:type="simple" chart:class="chart:bar" chart:style-name="ch1">
        <chart:legend chart:legend-position="end" svg:x="13.18cm" svg:y="4.751cm" style:legend-expansion="high" chart:style-name="ch2"/>
        <chart:plot-area chart:style-name="ch3" table:cell-range-address="'phoromatic-result'.A14:'phoromatic-result'.A14 'phoromatic-result'.C14:'phoromatic-result'.AA14" chart:data-source-has-labels="column" svg:x="0.359cm" svg:y="0.202cm" svg:width="12.462cm" svg:height="9.697cm">
          <chartooo:coordinate-region svg:x="0.98cm" svg:y="0.202cm" svg:width="11.297cm" svg:height="9.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horomatic-result'.C14:'phoromatic-result'.AA14" chart:label-cell-address="'phoromatic-result'.A14:'phoromatic-result'.A14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pts/compress-7zip-1.6.2 - </text:p>
                <draw:g>
                  <svg:desc>'phoromatic-result'.A14:'phoromatic-result'.A14</svg:desc>
                </draw:g>
              </table:table-cell>
              <table:table-cell office:value-type="float" office:value="887">
                <text:p>887</text:p>
                <draw:g>
                  <svg:desc>'phoromatic-result'.C14:'phoromatic-result'.AA14</svg:desc>
                </draw:g>
              </table:table-cell>
              <table:table-cell office:value-type="float" office:value="892">
                <text:p>892</text:p>
              </table:table-cell>
              <table:table-cell office:value-type="float" office:value="905">
                <text:p>905</text:p>
              </table:table-cell>
              <table:table-cell office:value-type="float" office:value="887">
                <text:p>887</text:p>
              </table:table-cell>
              <table:table-cell office:value-type="float" office:value="892">
                <text:p>892</text:p>
              </table:table-cell>
              <table:table-cell office:value-type="float" office:value="889">
                <text:p>889</text:p>
              </table:table-cell>
              <table:table-cell office:value-type="float" office:value="913">
                <text:p>913</text:p>
              </table:table-cell>
              <table:table-cell office:value-type="float" office:value="894">
                <text:p>894</text:p>
              </table:table-cell>
              <table:table-cell office:value-type="float" office:value="1760">
                <text:p>1760</text:p>
              </table:table-cell>
              <table:table-cell office:value-type="float" office:value="898">
                <text:p>898</text:p>
              </table:table-cell>
              <table:table-cell office:value-type="float" office:value="912">
                <text:p>912</text:p>
              </table:table-cell>
              <table:table-cell office:value-type="float" office:value="921">
                <text:p>921</text:p>
              </table:table-cell>
              <table:table-cell office:value-type="float" office:value="893">
                <text:p>893</text:p>
              </table:table-cell>
              <table:table-cell office:value-type="float" office:value="900">
                <text:p>900</text:p>
              </table:table-cell>
              <table:table-cell office:value-type="float" office:value="894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906">
                <text:p>906</text:p>
              </table:table-cell>
              <table:table-cell office:value-type="float" office:value="925">
                <text:p>925</text:p>
              </table:table-cell>
              <table:table-cell office:value-type="float" office:value="891">
                <text:p>891</text:p>
              </table:table-cell>
              <table:table-cell office:value-type="float" office:value="901">
                <text:p>901</text:p>
              </table:table-cell>
              <table:table-cell office:value-type="float" office:value="908">
                <text:p>908</text:p>
              </table:table-cell>
              <table:table-cell office:value-type="float" office:value="916">
                <text:p>916</text:p>
              </table:table-cell>
              <table:table-cell office:value-type="float" office:value="891">
                <text:p>891</text:p>
              </table:table-cell>
              <table:table-cell office:value-type="float" office:value="905">
                <text:p>905</text:p>
              </table:table-cell>
              <table:table-cell office:value-type="float" office:value="904">
                <text:p>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